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style:text-position=""/>
    </style:style>
    <style:style style:name="ce2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2" office:value-type="string" calcext:value-type="string">
            <text:p>qtde linhas</text:p>
          </table:table-cell>
          <table:table-cell table:style-name="ce2" office:value-type="string" calcext:value-type="string">
            <text:p>arquivo</text:p>
          </table:table-cell>
          <table:table-cell table:style-name="ce2" office:value-type="string" calcext:value-type="string">
            <text:p>qtde para traduzir</text:p>
          </table:table-cell>
          <table:table-cell table:style-name="ce2" office:value-type="string" calcext:value-type="string">
            <text:p>esperado</text:p>
          </table:table-cell>
          <table:table-cell table:number-columns-repeated="2" table:style-name="ce2" office:value-type="string" calcext:value-type="string">
            <text:p>ok</text:p>
          </table:table-cell>
          <table:table-cell table:style-name="ce2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[.E14]=[.D14];1;0)" office:value-type="float" office:value="0" calcext:value-type="float">
            <text:p>0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/>
          <table:table-cell table:formula="of:=IF([.E29]=[.D29];1;0)" office:value-type="float" office:value="0" calcext:value-type="float">
            <text:p>0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IF([.E30]=[.D30];1;0)" office:value-type="float" office:value="0" calcext:value-type="float">
            <text:p>0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31]=[.D31];1;0)" office:value-type="float" office:value="0" calcext:value-type="float">
            <text:p>0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IF([.E32]=[.D32];1;0)" office:value-type="float" office:value="0" calcext:value-type="float">
            <text:p>0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IF([.E35]=[.D35];1;0)" office:value-type="float" office:value="0" calcext:value-type="float">
            <text:p>0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/>
          <table:table-cell table:formula="of:=IF([.E37]=[.D37];1;0)" office:value-type="float" office:value="0" calcext:value-type="float">
            <text:p>0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/>
          <table:table-cell table:formula="of:=IF([.E38]=[.D38];1;0)" office:value-type="float" office:value="0" calcext:value-type="float">
            <text:p>0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IF([.E39]=[.D39];1;0)" office:value-type="float" office:value="0" calcext:value-type="float">
            <text:p>0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IF([.E40]=[.D40];1;0)" office:value-type="float" office:value="0" calcext:value-type="float">
            <text:p>0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41]=[.D41];1;0)" office:value-type="float" office:value="0" calcext:value-type="float">
            <text:p>0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/>
          <table:table-cell table:formula="of:=IF([.E44]=[.D44];1;0)" office:value-type="float" office:value="0" calcext:value-type="float">
            <text:p>0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IF([.E45]=[.D45];1;0)" office:value-type="float" office:value="0" calcext:value-type="float">
            <text:p>0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IF([.E46]=[.D46];1;0)" office:value-type="float" office:value="0" calcext:value-type="float">
            <text:p>0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IF([.E50]=[.D50];1;0)" office:value-type="float" office:value="0" calcext:value-type="float">
            <text:p>0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office:value-type="float" office:value="641" calcext:value-type="float">
            <text:p>641</text:p>
          </table:table-cell>
          <table:table-cell/>
          <table:table-cell table:formula="of:=IF([.E51]=[.D51];1;0)" office:value-type="float" office:value="0" calcext:value-type="float">
            <text:p>0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[.E52]=[.D52];1;0)" office:value-type="float" office:value="0" calcext:value-type="float">
            <text:p>0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IF([.E53]=[.D53];1;0)" office:value-type="float" office:value="0" calcext:value-type="float">
            <text:p>0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IF([.E55]=[.D55];1;0)" office:value-type="float" office:value="0" calcext:value-type="float">
            <text:p>0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IF([.E56]=[.D56];1;0)" office:value-type="float" office:value="0" calcext:value-type="float">
            <text:p>0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IF([.E57]=[.D57];1;0)" office:value-type="float" office:value="0" calcext:value-type="float">
            <text:p>0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IF([.E58]=[.D58];1;0)" office:value-type="float" office:value="0" calcext:value-type="float">
            <text:p>0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IF([.E66]=[.D66];1;0)" office:value-type="float" office:value="0" calcext:value-type="float">
            <text:p>0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IF([.E69]=[.D69];1;0)" office:value-type="float" office:value="0" calcext:value-type="float">
            <text:p>0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IF([.E70]=[.D70];1;0)" office:value-type="float" office:value="0" calcext:value-type="float">
            <text:p>0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IF([.E71]=[.D71];1;0)" office:value-type="float" office:value="0" calcext:value-type="float">
            <text:p>0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IF([.E73]=[.D73];1;0)" office:value-type="float" office:value="0" calcext:value-type="float">
            <text:p>0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IF([.E74]=[.D74];1;0)" office:value-type="float" office:value="0" calcext:value-type="float">
            <text:p>0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0]=[.D80];1;0)" office:value-type="float" office:value="0" calcext:value-type="float">
            <text:p>0</text:p>
          </table:table-cell>
          <table:table-cell table:formula="of:=IF([.D8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2]=[.D82];1;0)" office:value-type="float" office:value="0" calcext:value-type="float">
            <text:p>0</text:p>
          </table:table-cell>
          <table:table-cell table:formula="of:=IF([.D8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3]=[.D83];1;0)" office:value-type="float" office:value="0" calcext:value-type="float">
            <text:p>0</text:p>
          </table:table-cell>
          <table:table-cell table:formula="of:=IF([.D8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8]=[.D88];1;0)" office:value-type="float" office:value="0" calcext:value-type="float">
            <text:p>0</text:p>
          </table:table-cell>
          <table:table-cell table:formula="of:=IF([.D8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IF([.E121]=[.D121];1;0)" office:value-type="float" office:value="0" calcext:value-type="float">
            <text:p>0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IF([.E122]=[.D122];1;0)" office:value-type="float" office:value="0" calcext:value-type="float">
            <text:p>0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IF([.E123]=[.D123];1;0)" office:value-type="float" office:value="0" calcext:value-type="float">
            <text:p>0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4]=[.D124];1;0)" office:value-type="float" office:value="0" calcext:value-type="float">
            <text:p>0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IF([.E125]=[.D125];1;0)" office:value-type="float" office:value="0" calcext:value-type="float">
            <text:p>0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IF([.E126]=[.D126];1;0)" office:value-type="float" office:value="0" calcext:value-type="float">
            <text:p>0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IF([.E127]=[.D127];1;0)" office:value-type="float" office:value="0" calcext:value-type="float">
            <text:p>0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IF([.E128]=[.D128];1;0)" office:value-type="float" office:value="0" calcext:value-type="float">
            <text:p>0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IF([.E132]=[.D132];1;0)" office:value-type="float" office:value="0" calcext:value-type="float">
            <text:p>0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IF([.E160]=[.D160];1;0)" office:value-type="float" office:value="0" calcext:value-type="float">
            <text:p>0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804" calcext:value-type="float">
            <text:p>36804</text:p>
          </table:table-cell>
          <table:table-cell table:formula="of:=(SUM([.E2:.E163]))" office:value-type="float" office:value="6787" calcext:value-type="float">
            <text:p>6787</text:p>
          </table:table-cell>
          <table:table-cell table:formula="of:=SUM([.F2:.F163])" office:value-type="float" office:value="51" calcext:value-type="float">
            <text:p>51</text:p>
          </table:table-cell>
          <table:table-cell table:formula="of:=SUM([.G2:.G163])" office:value-type="float" office:value="122" calcext:value-type="float">
            <text:p>122</text:p>
          </table:table-cell>
          <table:table-cell table:formula="of:=[.G165]-[.F165]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30017" calcext:value-type="float">
            <text:p>30017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75])" office:value-type="float" office:value="74" calcext:value-type="float">
            <text:p>74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75])" office:value-type="float" office:value="30184" calcext:value-type="float">
            <text:p>30184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5]-[.$I$1]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6]-[.$I$1]"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7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8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9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10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1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2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13]-[.$I$1]"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14]-[.$I$1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15]-[.$I$1]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16]-[.$I$1]" office:value-type="float" office:value="289" calcext:value-type="float">
            <text:p>289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17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18]-[.$I$1]"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19]-[.$I$1]"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20]-[.$I$1]"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21]-[.$I$1]"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22]-[.$I$1]"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23]-[.$I$1]"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24]-[.$I$1]"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25]-[.$I$1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26]-[.$I$1]"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27]-[.$I$1]" office:value-type="float" office:value="137" calcext:value-type="float">
            <text:p>137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28]-[.$I$1]"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29]-[.$I$1]"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30]-[.$I$1]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31]-[.$I$1]" office:value-type="float" office:value="217" calcext:value-type="float">
            <text:p>217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32]-[.$I$1]"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33]-[.$I$1]"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34]-[.$I$1]"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35]-[.$I$1]" office:value-type="float" office:value="765" calcext:value-type="float">
            <text:p>76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36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37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38]-[.$I$1]"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39]-[.$I$1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40]-[.$I$1]"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41]-[.$I$1]"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42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43]-[.$I$1]"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44]-[.$I$1]"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45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46]-[.$I$1]"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47]-[.$I$1]"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48]-[.$I$1]"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49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50]-[.$I$1]"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51]-[.$I$1]" office:value-type="float" office:value="731" calcext:value-type="float">
            <text:p>731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52]-[.$I$1]"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53]-[.$I$1]"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54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55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56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57]-[.$I$1]" office:value-type="float" office:value="768" calcext:value-type="float">
            <text:p>768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58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59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60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61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62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63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64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65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66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67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68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69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70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71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72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73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74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75]-[.$I$1]" office:value-type="float" office:value="142" calcext:value-type="float">
            <text:p>142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7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4:49:52.8897555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6-07T14:50:31.457151636</dc:date>
    <meta:editing-duration>PT6H40M54S</meta:editing-duration>
    <meta:editing-cycles>41</meta:editing-cycles>
    <meta:generator>LibreOffice/4.3.3.2$Linux_X86_64 LibreOffice_project/430m0$Build-2</meta:generator>
    <dc:creator>Marcelo Diniz</dc:creator>
    <meta:document-statistic meta:table-count="3" meta:cell-count="18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1">
                <text:p>71</text:p>
                <draw:g>
                  <svg:desc>Cálculos.H165:Cálculos.H165 Cálculos.F165:Cálculos.F165</svg:desc>
                </draw:g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804">
                <text:p>36804</text:p>
                <draw:g>
                  <svg:desc>Cálculos.D165:Cálculos.E165</svg:desc>
                </draw:g>
              </table:table-cell>
              <table:table-cell office:value-type="float" office:value="6787">
                <text:p>67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